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2" style:family="graphic" style:parent-style-name="standard">
      <style:graphic-properties draw:textarea-horizontal-align="justify" draw:textarea-vertical-align="middle" draw:auto-grow-height="false" fo:min-height="2.671cm" fo:min-width="4.834cm"/>
    </style:style>
    <style:style style:name="gr3" style:family="graphic" style:parent-style-name="standard">
      <style:graphic-properties draw:textarea-horizontal-align="justify" draw:textarea-vertical-align="middle" draw:auto-grow-height="false" fo:min-height="4.703cm" fo:min-width="8.644cm"/>
    </style:style>
    <style:style style:name="gr4" style:family="graphic" style:parent-style-name="standard">
      <style:graphic-properties draw:textarea-horizontal-align="justify" draw:textarea-vertical-align="middle" draw:auto-grow-height="false" fo:min-height="3.306cm" fo:min-width="6.358cm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54cm" svg:x="6.715cm" svg:y="7.604cm">
          <text:p text:style-name="P1">draw</text:p>
          <text:p text:style-name="P1"><text:span text:style-name="T1">Kugeln Darstellung</text:span></text:p>
          <text:p text:style-name="P1"><text:span text:style-name="T1">Und Lösungskugel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34cm" svg:height="2.921cm" svg:x="6.588cm" svg:y="11.668cm">
          <text:p text:style-name="P1">Input</text:p>
          <text:p text:style-name="P1"><text:span text:style-name="T1">User wird aufgefordert </text:span></text:p>
          <text:p text:style-name="P1"><text:span text:style-name="T1">Kugeln auszuwähle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44cm" svg:height="4.953cm" svg:x="4.556cm" svg:y="16.113cm">
          <text:p text:style-name="P1">generate_goal</text:p>
          <text:p text:style-name="P1"><text:span text:style-name="T1">Kugeln werden random ausgewählt.</text:span></text:p>
          <text:p text:style-name="P1"><text:span text:style-name="T1">Verschiedene Schwierigkeitsgrade vorsehen.</text:span></text:p>
          <text:p text:style-name="P1"><text:span text:style-name="T1">Zum Beispiel Anzahl Kugeln erhöhen, </text:span></text:p>
          <text:p text:style-name="P1"><text:span text:style-name="T1">mehrere Kugeln der selben Farbe, </text:span></text:p>
          <text:p text:style-name="P1"><text:span text:style-name="T1">freie Felder(wie ne zusätzliche Farbe).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858cm" svg:height="3.556cm" svg:x="5.953cm" svg:y="2.778cm">
          <text:p text:style-name="P1">Compare</text:p>
          <text:p text:style-name="P1"><text:span text:style-name="T1">Input auf korrektheit überprüfe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1T16:45:19.003799525</meta:creation-date>
    <dc:date>2020-10-11T17:19:39.377810622</dc:date>
    <meta:editing-duration>PT3M50S</meta:editing-duration>
    <meta:editing-cycles>1</meta:editing-cycles>
    <meta:generator>LibreOffice/6.0.7.3$Linux_X86_64 LibreOffice_project/00m0$Build-3</meta:generator>
    <meta:document-statistic meta:object-count="4"/>
  </office:meta>
</office:document-meta>
</file>